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231.14pt"/>
    </style:style>
    <style:style style:name="co3" style:family="table-column">
      <style:table-column-properties fo:break-before="auto" style:column-width="242.16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009933"/>
    </style:style>
    <style:style style:name="ce2" style:family="table-cell" style:parent-style-name="Default">
      <style:table-cell-properties fo:background-color="#99ffff"/>
    </style:style>
    <style:style style:name="ce3" style:family="table-cell" style:parent-style-name="Default">
      <style:table-cell-properties fo:background-color="#ccff00"/>
    </style:style>
    <style:style style:name="ce4" style:family="table-cell" style:parent-style-name="Default">
      <style:table-cell-properties fo:background-color="#009933"/>
      <style:text-properties fo:color="#000000"/>
    </style:style>
  </office:automatic-styles>
  <office:body>
    <office:spreadsheet>
      <table:calculation-settings table:automatic-find-labels="false"/>
      <table:table table:name="Sheet1" table:style-name="ta1">
        <table:table-column table:style-name="co1" table:default-cell-style-name="ce1"/>
        <table:table-column table:style-name="co2" table:default-cell-style-name="ce1"/>
        <table:table-column table:style-name="co3" table:default-cell-style-name="ce1"/>
        <table:table-row table:style-name="ro1">
          <table:table-cell table:style-name="Default" office:value-type="string" calcext:value-type="string">
            <text:p>Rule</text:p>
          </table:table-cell>
          <table:table-cell table:style-name="Default" office:value-type="string" calcext:value-type="string">
            <text:p>Description</text:p>
          </table:table-cell>
          <table:table-cell table:style-name="Default" office:value-type="string" calcext:value-type="string">
            <text:p>Status</text:p>
          </table:table-cell>
        </table:table-row>
        <table:table-row table:style-name="ro1">
          <table:table-cell office:value-type="float" office:value="1.1" calcext:value-type="float">
            <text:p>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2" calcext:value-type="float">
            <text:p>1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3" calcext:value-type="float">
            <text:p>1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4" calcext:value-type="float">
            <text:p>1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.5" calcext:value-type="float">
            <text:p>1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2.1" calcext:value-type="float">
            <text:p>2.1</text:p>
          </table:table-cell>
          <table:table-cell table:style-name="Default" office:value-type="string" calcext:value-type="string">
            <text:p>Compiler-dependant</text:p>
          </table:table-cell>
          <table:table-cell table:style-name="Default" office:value-type="string" calcext:value-type="string">
            <text:p>each compiler should have their own pragma</text:p>
          </table:table-cell>
        </table:table-row>
        <table:table-row table:style-name="ro1">
          <table:table-cell office:value-type="float" office:value="2.2" calcext:value-type="float">
            <text:p>2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2.3" calcext:value-type="float">
            <text:p>2.3</text:p>
          </table:table-cell>
          <table:table-cell table:style-name="ce2" office:value-type="string" calcext:value-type="string">
            <text:p>ASTContext doesnt have all the comments</text:p>
          </table:table-cell>
          <table:table-cell table:style-name="ce2"/>
        </table:table-row>
        <table:table-row table:style-name="ro1">
          <table:table-cell office:value-type="float" office:value="3.1" calcext:value-type="float">
            <text:p>3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2" calcext:value-type="float">
            <text:p>3.2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3" calcext:value-type="float">
            <text:p>3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4" calcext:value-type="float">
            <text:p>3.4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5" calcext:value-type="float">
            <text:p>3.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3.6" calcext:value-type="float">
            <text:p>3.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4.1" calcext:value-type="float">
            <text:p>4.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office:value-type="float" office:value="4.2" calcext:value-type="float">
            <text:p>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5.1" calcext:value-type="float">
            <text:p>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5.2" calcext:value-type="float">
            <text:p>5.2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office:value-type="float" office:value="5.3" calcext:value-type="float">
            <text:p>5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5.4" calcext:value-type="float">
            <text:p>5.4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Default" office:value-type="float" office:value="5.5" calcext:value-type="float">
            <text:p>5.5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Default" office:value-type="float" office:value="5.6" calcext:value-type="float">
            <text:p>5.6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Default" office:value-type="float" office:value="5.7" calcext:value-type="float">
            <text:p>5.7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Default" office:value-type="float" office:value="6.1" calcext:value-type="float">
            <text:p>6.1</text:p>
          </table:table-cell>
          <table:table-cell table:style-name="Default" office:value-type="string" calcext:value-type="string">
            <text:p>not implemented yet</text:p>
          </table:table-cell>
          <table:table-cell table:style-name="Default" office:value-type="string" calcext:value-type="string">
            <text:p>Pending</text:p>
          </table:table-cell>
        </table:table-row>
        <table:table-row table:style-name="ro1">
          <table:table-cell table:style-name="Default" office:value-type="float" office:value="6.2" calcext:value-type="float">
            <text:p>6.2</text:p>
          </table:table-cell>
          <table:table-cell table:style-name="Default" office:value-type="string" calcext:value-type="string">
            <text:p>not implemented yet</text:p>
          </table:table-cell>
          <table:table-cell table:style-name="Default" office:value-type="string" calcext:value-type="string">
            <text:p>Pending</text:p>
          </table:table-cell>
        </table:table-row>
        <table:table-row table:style-name="ro1">
          <table:table-cell office:value-type="float" office:value="6.3" calcext:value-type="float">
            <text:p>6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6.4" calcext:value-type="float">
            <text:p>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6.5" calcext:value-type="float">
            <text:p>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7.1" calcext:value-type="float">
            <text:p>7.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2" calcext:value-type="float">
            <text:p>8.2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3" calcext:value-type="float">
            <text:p>8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4" calcext:value-type="float">
            <text:p>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3" office:value-type="float" office:value="8.5" calcext:value-type="float">
            <text:p>8.5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header paste problem</text:p>
          </table:table-cell>
        </table:table-row>
        <table:table-row table:style-name="ro1">
          <table:table-cell office:value-type="float" office:value="8.6" calcext:value-type="float">
            <text:p>8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4" office:value-type="float" office:value="8.7" calcext:value-type="float">
            <text:p>8.7</text:p>
          </table:table-cell>
          <table:table-cell table:style-name="ce4" office:value-type="string" calcext:value-type="string">
            <text:p>implemented</text:p>
          </table:table-cell>
          <table:table-cell table:style-name="ce4"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8.8" calcext:value-type="float">
            <text:p>8.8</text:p>
          </table:table-cell>
          <table:table-cell table:style-name="Default" office:value-type="string" calcext:value-type="string">
            <text:p>not sure if that even possible</text:p>
          </table:table-cell>
          <table:table-cell table:style-name="Default" office:value-type="string" calcext:value-type="string">
            <text:p>Pending</text:p>
          </table:table-cell>
        </table:table-row>
        <table:table-row table:style-name="ro1">
          <table:table-cell office:value-type="float" office:value="8.9" calcext:value-type="float">
            <text:p>8.9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1" calcext:value-type="float">
            <text:p>8.1</text:p>
          </table:table-cell>
          <table:table-cell office:value-type="string" calcext:value-type="string">
            <text:p>up to your build toolchain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11" calcext:value-type="float">
            <text:p>8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8.12" calcext:value-type="float">
            <text:p>8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.1" calcext:value-type="float">
            <text:p>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.2" calcext:value-type="float">
            <text:p>9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9.3" calcext:value-type="float">
            <text:p>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3" office:value-type="float" office:value="10.1" calcext:value-type="float">
            <text:p>10.1</text:p>
          </table:table-cell>
          <table:table-cell table:style-name="ce3" office:value-type="string" calcext:value-type="string">
            <text:p>dunno how to do it</text:p>
          </table:table-cell>
          <table:table-cell table:style-name="ce3" office:value-type="string" calcext:value-type="string">
            <text:p>Done-minus the complex part</text:p>
          </table:table-cell>
        </table:table-row>
        <table:table-row table:style-name="ro1">
          <table:table-cell table:style-name="ce3" office:value-type="float" office:value="10.2" calcext:value-type="float">
            <text:p>10.2</text:p>
          </table:table-cell>
          <table:table-cell table:style-name="ce3" office:value-type="string" calcext:value-type="string">
            <text:p>dunno how to do it</text:p>
          </table:table-cell>
          <table:table-cell table:style-name="ce3" office:value-type="string" calcext:value-type="string">
            <text:p>Done-minus the complex part</text:p>
          </table:table-cell>
        </table:table-row>
        <table:table-row table:style-name="ro1">
          <table:table-cell table:style-name="Default" office:value-type="float" office:value="10.3" calcext:value-type="float">
            <text:p>10.3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Default" office:value-type="float" office:value="10.4" calcext:value-type="float">
            <text:p>10.4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Default" office:value-type="float" office:value="10.5" calcext:value-type="float">
            <text:p>10.5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office:value-type="float" office:value="10.6" calcext:value-type="float">
            <text:p>10.6</text:p>
          </table:table-cell>
          <table:table-cell office:value-type="string" calcext:value-type="string">
            <text:p>I cant read the developers min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1.1" calcext:value-type="float">
            <text:p>11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</table:table-row>
        <table:table-row table:style-name="ro1">
          <table:table-cell office:value-type="float" office:value="11.2" calcext:value-type="float">
            <text:p>11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</table:table-row>
        <table:table-row table:style-name="ro1">
          <table:table-cell office:value-type="float" office:value="11.3" calcext:value-type="float">
            <text:p>11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1.4" calcext:value-type="float">
            <text:p>11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</table:table-row>
        <table:table-row table:style-name="ro1">
          <table:table-cell office:value-type="float" office:value="11.5" calcext:value-type="float">
            <text:p>11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, see implementation notes in README.md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2" calcext:value-type="float">
            <text:p>12.2</text:p>
          </table:table-cell>
          <table:table-cell office:value-type="string" calcext:value-type="string">
            <text:p>not implementable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3" calcext:value-type="float">
            <text:p>12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4" calcext:value-type="float">
            <text:p>12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5" calcext:value-type="float">
            <text:p>12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6" calcext:value-type="float">
            <text:p>12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7" calcext:value-type="float">
            <text:p>12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8" calcext:value-type="float">
            <text:p>12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9" calcext:value-type="float">
            <text:p>12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2.1" calcext:value-type="float">
            <text:p>12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12.11" calcext:value-type="float">
            <text:p>12.11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Default" office:value-type="float" office:value="12.12" calcext:value-type="float">
            <text:p>12.12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office:value-type="float" office:value="12.13" calcext:value-type="float">
            <text:p>12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1" calcext:value-type="float">
            <text:p>13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2" calcext:value-type="float">
            <text:p>13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3" calcext:value-type="float">
            <text:p>13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4" calcext:value-type="float">
            <text:p>13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13.5" calcext:value-type="float">
            <text:p>13.5</text:p>
          </table:table-cell>
          <table:table-cell table:style-name="Default" office:value-type="string" calcext:value-type="string">
            <text:p>too general</text:p>
          </table:table-cell>
          <table:table-cell table:style-name="Default" office:value-type="string" calcext:value-type="string">
            <text:p>Later</text:p>
          </table:table-cell>
        </table:table-row>
        <table:table-row table:style-name="ro1">
          <table:table-cell office:value-type="float" office:value="13.6" calcext:value-type="float">
            <text:p>13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3.7" calcext:value-type="float">
            <text:p>13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2" calcext:value-type="float">
            <text:p>14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14.3" calcext:value-type="float">
            <text:p>14.3</text:p>
          </table:table-cell>
          <table:table-cell table:style-name="ce2" office:value-type="string" calcext:value-type="string">
            <text:p>needs lexer hooks on clang’s part</text:p>
          </table:table-cell>
          <table:table-cell table:style-name="ce2" office:value-type="string" calcext:value-type="string">
            <text:p>not feasible</text:p>
          </table:table-cell>
        </table:table-row>
        <table:table-row table:style-name="ro1">
          <table:table-cell office:value-type="float" office:value="14.4" calcext:value-type="float">
            <text:p>14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5" calcext:value-type="float">
            <text:p>14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6" calcext:value-type="float">
            <text:p>14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7" calcext:value-type="float">
            <text:p>14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8" calcext:value-type="float">
            <text:p>14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9" calcext:value-type="float">
            <text:p>14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4.1" calcext:value-type="float">
            <text:p>14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1" calcext:value-type="float">
            <text:p>15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2" calcext:value-type="float">
            <text:p>15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3" calcext:value-type="float">
            <text:p>15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4" calcext:value-type="float">
            <text:p>15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5.5" calcext:value-type="float">
            <text:p>15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2" calcext:value-type="float">
            <text:p>16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3" calcext:value-type="float">
            <text:p>16.3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4" calcext:value-type="float">
            <text:p>16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5" calcext:value-type="float">
            <text:p>16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6" calcext:value-type="float">
            <text:p>16.6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7" calcext:value-type="float">
            <text:p>16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8" calcext:value-type="float">
            <text:p>16.8</text:p>
          </table:table-cell>
          <table:table-cell office:value-type="string" calcext:value-type="string">
            <text:p>clang wont let it through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9" calcext:value-type="float">
            <text:p>16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6.1" calcext:value-type="float">
            <text:p>16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1" calcext:value-type="float">
            <text:p>17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3" office:value-type="float" office:value="17.2" calcext:value-type="float">
            <text:p>17.2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Janky</text:p>
          </table:table-cell>
        </table:table-row>
        <table:table-row table:style-name="ro1">
          <table:table-cell table:style-name="ce3" office:value-type="float" office:value="17.3" calcext:value-type="float">
            <text:p>17.3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Janky</text:p>
          </table:table-cell>
        </table:table-row>
        <table:table-row table:style-name="ro1">
          <table:table-cell office:value-type="float" office:value="17.4" calcext:value-type="float">
            <text:p>17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7.5" calcext:value-type="float">
            <text:p>17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17.6" calcext:value-type="float">
            <text:p>17.6</text:p>
          </table:table-cell>
          <table:table-cell table:style-name="Default" office:value-type="string" calcext:value-type="string">
            <text:p>dunno how to do it</text:p>
          </table:table-cell>
          <table:table-cell table:style-name="Default"/>
        </table:table-row>
        <table:table-row table:style-name="ro1">
          <table:table-cell table:style-name="ce3" office:value-type="float" office:value="18.1" calcext:value-type="float">
            <text:p>18.1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Janky</text:p>
          </table:table-cell>
        </table:table-row>
        <table:table-row table:style-name="ro1">
          <table:table-cell office:value-type="float" office:value="18.2" calcext:value-type="float">
            <text:p>18.2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8.3" calcext:value-type="float">
            <text:p>18.3</text:p>
          </table:table-cell>
          <table:table-cell office:value-type="string" calcext:value-type="string">
            <text:p>dynamic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8.4" calcext:value-type="float">
            <text:p>18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2" office:value-type="float" office:value="19.1" calcext:value-type="float">
            <text:p>19.1</text:p>
          </table:table-cell>
          <table:table-cell table:style-name="ce2" office:value-type="string" calcext:value-type="string">
            <text:p>needs lexer hooks on clang’s part</text:p>
          </table:table-cell>
          <table:table-cell table:style-name="ce2" office:value-type="string" calcext:value-type="string">
            <text:p>not feasible</text:p>
          </table:table-cell>
        </table:table-row>
        <table:table-row table:style-name="ro1">
          <table:table-cell office:value-type="float" office:value="19.2" calcext:value-type="float">
            <text:p>19.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3" calcext:value-type="float">
            <text:p>19.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Default" office:value-type="float" office:value="19.4" calcext:value-type="float">
            <text:p>19.4</text:p>
          </table:table-cell>
          <table:table-cell table:style-name="Default" office:value-type="string" calcext:value-type="string">
            <text:p>not implementable</text:p>
          </table:table-cell>
          <table:table-cell table:style-name="Default" office:value-type="string" calcext:value-type="string">
            <text:p>Pending</text:p>
          </table:table-cell>
        </table:table-row>
        <table:table-row table:style-name="ro1">
          <table:table-cell table:style-name="ce3" office:value-type="float" office:value="19.5" calcext:value-type="float">
            <text:p>19.5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header paste problem</text:p>
          </table:table-cell>
        </table:table-row>
        <table:table-row table:style-name="ro1">
          <table:table-cell office:value-type="float" office:value="19.6" calcext:value-type="float">
            <text:p>19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7" calcext:value-type="float">
            <text:p>19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8" calcext:value-type="float">
            <text:p>19.8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9" calcext:value-type="float">
            <text:p>19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" calcext:value-type="float">
            <text:p>19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table:style-name="ce3" office:value-type="float" office:value="19.11" calcext:value-type="float">
            <text:p>19.11</text:p>
          </table:table-cell>
          <table:table-cell table:style-name="ce3" office:value-type="string" calcext:value-type="string">
            <text:p>implemented</text:p>
          </table:table-cell>
          <table:table-cell table:style-name="ce3" office:value-type="string" calcext:value-type="string">
            <text:p>the macro is defined by the time I get it</text:p>
          </table:table-cell>
        </table:table-row>
        <table:table-row table:style-name="ro1">
          <table:table-cell office:value-type="float" office:value="19.12" calcext:value-type="float">
            <text:p>19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3" calcext:value-type="float">
            <text:p>19.13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4" calcext:value-type="float">
            <text:p>19.14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5" calcext:value-type="float">
            <text:p>19.15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6" calcext:value-type="float">
            <text:p>19.16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19.17" calcext:value-type="float">
            <text:p>19.1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2" calcext:value-type="float">
            <text:p>20.2</text:p>
          </table:table-cell>
          <table:table-cell office:value-type="string" calcext:value-type="string">
            <text:p>clang catches it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3" calcext:value-type="float">
            <text:p>20.3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4" calcext:value-type="float">
            <text:p>20.4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5" calcext:value-type="float">
            <text:p>20.5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6" calcext:value-type="float">
            <text:p>20.6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7" calcext:value-type="float">
            <text:p>20.7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8" calcext:value-type="float">
            <text:p>20.8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9" calcext:value-type="float">
            <text:p>20.9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1" calcext:value-type="float">
            <text:p>20.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11" calcext:value-type="float">
            <text:p>20.11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0.12" calcext:value-type="float">
            <text:p>20.12</text:p>
          </table:table-cell>
          <table:table-cell office:value-type="string" calcext:value-type="string">
            <text:p>implemented</text:p>
          </table:table-cell>
          <table:table-cell office:value-type="string" calcext:value-type="string">
            <text:p>Done</text:p>
          </table:table-cell>
        </table:table-row>
        <table:table-row table:style-name="ro1">
          <table:table-cell office:value-type="float" office:value="21.1" calcext:value-type="float">
            <text:p>21.1</text:p>
          </table:table-cell>
          <table:table-cell office:value-type="string" calcext:value-type="string">
            <text:p>not my problem</text:p>
          </table:table-cell>
          <table:table-cell office:value-type="string" calcext:value-type="string">
            <text:p>Done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Segoe UI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Microsoft YaHei" style:font-family-asian="'Microsoft YaHei'" style:font-family-generic-asian="system" style:font-pitch-asian="variable" style:font-name-complex="Arial" style:font-family-complex="Arial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6-12-26">00/00/0000</text:date>, <text:time style:data-style-name="N2" text:time-value="12:54:49.687000000"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6-11-29T17:21:59.369000000</meta:creation-date>
    <dc:date>2016-12-26T16:20:21.002000000</dc:date>
    <meta:editing-duration>P6DT14H14S</meta:editing-duration>
    <meta:editing-cycles>115</meta:editing-cycles>
    <meta:generator>LibreOffice/5.1.1.3$Windows_x86 LibreOffice_project/89f508ef3ecebd2cfb8e1def0f0ba9a803b88a6d</meta:generator>
    <meta:document-statistic meta:table-count="1" meta:cell-count="409" meta:object-count="0"/>
  </office:meta>
</office:document-meta>
</file>